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549cm" fo:margin-left="0.231cm" table:align="left"/>
    </style:style>
    <style:style style:name="Tabelle3.A" style:family="table-column">
      <style:table-column-properties style:column-width="4.306cm"/>
    </style:style>
    <style:style style:name="Tabelle3.B" style:family="table-column">
      <style:table-column-properties style:column-width="9.657cm"/>
    </style:style>
    <style:style style:name="Tabelle3.C" style:family="table-column">
      <style:table-column-properties style:column-width="2.586cm"/>
    </style:style>
    <style:style style:name="Tabelle3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3.B1" style:family="table-cell">
      <style:table-cell-properties style:vertical-align="middle" fo:padding="0cm" fo:border="0.05pt solid #c0c0c0"/>
    </style:style>
    <style:style style:name="Tabelle3.2" style:family="table-row">
      <style:table-row-properties style:min-row-height="0.187cm"/>
    </style:style>
    <style:style style:name="Tabelle3.A2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3.C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" style:family="table">
      <style:table-properties style:width="16.536cm" table:align="center"/>
    </style:style>
    <style:style style:name="Tabelle5.A" style:family="table-column">
      <style:table-column-properties style:column-width="3.466cm"/>
    </style:style>
    <style:style style:name="Tabelle5.B" style:family="table-column">
      <style:table-column-properties style:column-width="6.472cm"/>
    </style:style>
    <style:style style:name="Tabelle5.C" style:family="table-column">
      <style:table-column-properties style:column-width="4.025cm"/>
    </style:style>
    <style:style style:name="Tabelle5.D" style:family="table-column">
      <style:table-column-properties style:column-width="2.574cm"/>
    </style:style>
    <style:style style:name="Tabelle5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5.B1" style:family="table-cell">
      <style:table-cell-properties style:vertical-align="middle" fo:padding="0cm" fo:border="0.05pt solid #c0c0c0"/>
    </style:style>
    <style:style style:name="Tabelle5.A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.A7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5.11" style:family="table-row">
      <style:table-row-properties style:min-row-height="0.187cm"/>
    </style:style>
    <style:style style:name="Tabelle5.12" style:family="table-row">
      <style:table-row-properties style:min-row-height="0.423cm"/>
    </style:style>
    <style:style style:name="Tabelle1" style:family="table">
      <style:table-properties style:width="16.51cm" table:align="center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13.309cm"/>
    </style:style>
    <style:style style:name="Tabelle1.A1" style:family="table-cell">
      <style:table-cell-properties style:vertical-align="middle" fo:padding-left="0.049cm" fo:padding-right="0.049cm" fo:padding-top="0cm" fo:padding-bottom="0.049cm" fo:border-left="1pt solid #c0c0c0" fo:border-right="1pt solid #c0c0c0" fo:border-top="1.5pt solid #999999" fo:border-bottom="1pt solid #c0c0c0"/>
    </style:style>
    <style:style style:name="Tabelle1.B1" style:family="table-cell">
      <style:table-cell-properties style:vertical-align="middle" fo:padding-left="0cm" fo:padding-right="0.049cm" fo:padding-top="0cm" fo:padding-bottom="0.049cm" fo:border-left="none" fo:border-right="1pt solid #c0c0c0" fo:border-top="1.5pt solid #999999" fo:border-bottom="1pt solid #c0c0c0"/>
    </style:style>
    <style:style style:name="P1" style:family="paragraph" style:parent-style-name="Standard">
      <style:text-properties style:font-name="Times New Roman" officeooo:paragraph-rsid="001f6f6d"/>
    </style:style>
    <style:style style:name="P2" style:family="paragraph" style:parent-style-name="Table_20_Contents">
      <style:paragraph-properties fo:margin-top="0cm" fo:margin-bottom="0.499cm" loext:contextual-spacing="false"/>
      <style:text-properties style:font-name="Times New Roman" officeooo:paragraph-rsid="001f6f6d"/>
    </style:style>
    <style:style style:name="P3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paragraph-rsid="001f6f6d"/>
    </style:style>
    <style:style style:name="P4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d7770" officeooo:paragraph-rsid="001f6f6d"/>
    </style:style>
    <style:style style:name="P5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f6f6d" officeooo:paragraph-rsid="001f6f6d"/>
    </style:style>
    <style:style style:name="P6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0de05" officeooo:paragraph-rsid="0020de05"/>
    </style:style>
    <style:style style:name="P7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2362d" officeooo:paragraph-rsid="0022362d"/>
    </style:style>
    <style:style style:name="P8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30ac2" officeooo:paragraph-rsid="00230ac2"/>
    </style:style>
    <style:style style:name="P9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3df19" officeooo:paragraph-rsid="0023df19"/>
    </style:style>
    <style:style style:name="P10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4f181" officeooo:paragraph-rsid="0024f181"/>
    </style:style>
    <style:style style:name="P11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6c17d" officeooo:paragraph-rsid="0026c17d"/>
    </style:style>
    <style:style style:name="P12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72137" officeooo:paragraph-rsid="00272137"/>
    </style:style>
    <style:style style:name="P13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a63c0" officeooo:paragraph-rsid="002a63c0"/>
    </style:style>
    <style:style style:name="P14" style:family="paragraph" style:parent-style-name="Heading_20_1" style:master-page-name="">
      <style:paragraph-properties style:page-number="auto"/>
      <style:text-properties style:font-name="Times New Roman" officeooo:rsid="001d0cd2" officeooo:paragraph-rsid="001f6f6d"/>
    </style:style>
    <style:style style:name="P15" style:family="paragraph" style:parent-style-name="Heading_20_2">
      <style:text-properties style:font-name="Times New Roman" officeooo:paragraph-rsid="001f6f6d"/>
    </style:style>
    <style:style style:name="T1" style:family="text">
      <style:text-properties officeooo:rsid="0020de05"/>
    </style:style>
    <style:style style:name="T2" style:family="text">
      <style:text-properties officeooo:rsid="0022362d"/>
    </style:style>
    <style:style style:name="T3" style:family="text">
      <style:text-properties officeooo:rsid="0023df19"/>
    </style:style>
    <style:style style:name="T4" style:family="text">
      <style:text-properties officeooo:rsid="00282acf"/>
    </style:style>
    <style:style style:name="T5" style:family="text">
      <style:text-properties officeooo:rsid="0028df89"/>
    </style:style>
    <style:style style:name="T6" style:family="text">
      <style:text-properties officeooo:rsid="002c37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otokoll vom <text:span text:style-name="T1">08.05.2018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5">Protokollführer</text:p>
          </table:table-cell>
          <table:table-cell table:style-name="Tabelle3.B1" table:number-columns-spanned="2" office:value-type="string">
            <text:p text:style-name="P6">Daniel Hörmann</text:p>
          </table:table-cell>
          <table:covered-table-cell/>
        </table:table-row>
        <table:table-row table:style-name="Tabelle3.2">
          <table:table-cell table:style-name="Tabelle3.A2" office:value-type="string">
            <text:p text:style-name="P5">Abwesende Teilnehmer</text:p>
          </table:table-cell>
          <table:table-cell table:style-name="Tabelle3.A2" office:value-type="string">
            <text:p text:style-name="P5"/>
          </table:table-cell>
          <table:table-cell table:style-name="Tabelle3.C2" office:value-type="string">
            <text:p text:style-name="P3"/>
          </table:table-cell>
        </table:table-row>
        <table:table-row table:style-name="Tabelle3.2">
          <table:table-cell table:style-name="Tabelle3.A2" office:value-type="string">
            <text:p text:style-name="P13">Dauer</text:p>
          </table:table-cell>
          <table:table-cell table:style-name="Tabelle3.A2" office:value-type="string">
            <text:p text:style-name="P13">1 Stunde</text:p>
          </table:table-cell>
          <table:table-cell table:style-name="Tabelle3.C2" office:value-type="string">
            <text:p text:style-name="P3"/>
          </table:table-cell>
        </table:table-row>
      </table:table>
      <text:h text:style-name="P15" text:outline-level="2">Tagungsordnungspunkte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4">Thema</text:p>
          </table:table-cell>
          <table:table-cell table:style-name="Tabelle5.B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6">Datenbank-API: <text:span text:style-name="T2">Joshua stellt das finale Datenbankmodell vor. Die CHAR-Variablen müssen in VARCHAR geändert werden. </text:span>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6">Nächste Aufgaben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8">Letzte Besprechungen in diesem Semester: 30.05.2018 um 09:50 Uhr; 20.06.2018 um 09:50 Uhr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10">Mockups: <text:span text:style-name="T5">Daniel stellt die Mockups vom Hauptfenster und der Ausleihfunktion vor. Die Sortierung soll direkt auf der Tabelle finden.</text:span>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7" office:value-type="string">
            <text:p text:style-name="P3">Schlussfolgerungen</text:p>
          </table:table-cell>
          <table:table-cell table:style-name="Tabelle5.A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7" table:number-columns-spanned="2" office:value-type="string">
            <text:p text:style-name="P3">Aufgaben</text:p>
          </table:table-cell>
          <table:covered-table-cell/>
          <table:table-cell table:style-name="Tabelle5.A7" office:value-type="string">
            <text:p text:style-name="P3">Zuständige Person</text:p>
          </table:table-cell>
          <table:table-cell table:style-name="Tabelle5.A2" office:value-type="string">
            <text:p text:style-name="P3">Termin</text:p>
          </table:table-cell>
        </table:table-row>
        <table:table-row table:style-name="Tabelle5.11">
          <table:table-cell table:style-name="Tabelle5.A7" table:number-columns-spanned="2" office:value-type="string">
            <text:p text:style-name="P7">Datenbank-Änderungen</text:p>
          </table:table-cell>
          <table:covered-table-cell/>
          <table:table-cell table:style-name="Tabelle5.A7" office:value-type="string">
            <text:p text:style-name="P7">Joshua Hörmann</text:p>
          </table:table-cell>
          <table:table-cell table:style-name="Tabelle5.A2" office:value-type="string">
            <text:p text:style-name="P7">0<text:span text:style-name="T3">9</text:span>.05.2018</text:p>
          </table:table-cell>
        </table:table-row>
        <table:table-row table:style-name="Tabelle5.12">
          <table:table-cell table:style-name="Tabelle5.A7" table:number-columns-spanned="2" office:value-type="string">
            <text:p text:style-name="P7">Datenbank-API testen</text:p>
          </table:table-cell>
          <table:covered-table-cell/>
          <table:table-cell table:style-name="Tabelle5.A7" office:value-type="string">
            <text:p text:style-name="P7">Joshua, Daniel</text:p>
          </table:table-cell>
          <table:table-cell table:style-name="Tabelle5.A2" office:value-type="string">
            <text:p text:style-name="P9">20.05.2018</text:p>
          </table:table-cell>
        </table:table-row>
        <table:table-row>
          <table:table-cell table:style-name="Tabelle5.A7" table:number-columns-spanned="2" office:value-type="string">
            <text:p text:style-name="P7">Datenbank-API anpassen an die Änderungen</text:p>
          </table:table-cell>
          <table:covered-table-cell/>
          <table:table-cell table:style-name="Tabelle5.A7" office:value-type="string">
            <text:p text:style-name="P7">Fabio</text:p>
          </table:table-cell>
          <table:table-cell table:style-name="Tabelle5.A2" office:value-type="string">
            <text:p text:style-name="P9">10.05.2018</text:p>
          </table:table-cell>
        </table:table-row>
        <table:table-row>
          <table:table-cell table:style-name="Tabelle5.A7" table:number-columns-spanned="2" office:value-type="string">
            <text:p text:style-name="P11">Ausleihfunktion (Hauptverantwortung)</text:p>
          </table:table-cell>
          <table:covered-table-cell/>
          <table:table-cell table:style-name="Tabelle5.A7" office:value-type="string">
            <text:p text:style-name="P11">Fabio</text:p>
          </table:table-cell>
          <table:table-cell table:style-name="Tabelle5.A2" office:value-type="string">
            <text:p text:style-name="P3">?</text:p>
          </table:table-cell>
        </table:table-row>
        <table:table-row>
          <table:table-cell table:style-name="Tabelle5.A7" table:number-columns-spanned="2" office:value-type="string">
            <text:p text:style-name="P11">Schülermaske und Schülerliste</text:p>
          </table:table-cell>
          <table:covered-table-cell/>
          <table:table-cell table:style-name="Tabelle5.A7" office:value-type="string">
            <text:p text:style-name="P11">Joshua</text:p>
          </table:table-cell>
          <table:table-cell table:style-name="Tabelle5.A2" office:value-type="string">
            <text:p text:style-name="P3">?</text:p>
          </table:table-cell>
        </table:table-row>
        <table:table-row>
          <table:table-cell table:style-name="Tabelle5.A7" table:number-columns-spanned="2" office:value-type="string">
            <text:p text:style-name="P11">Backup und Import</text:p>
          </table:table-cell>
          <table:covered-table-cell/>
          <table:table-cell table:style-name="Tabelle5.A7" office:value-type="string">
            <text:p text:style-name="P11">Daniel</text:p>
          </table:table-cell>
          <table:table-cell table:style-name="Tabelle5.A2" office:value-type="string">
            <text:p text:style-name="P3">?</text:p>
          </table:table-cell>
        </table:table-row>
        <table:table-row>
          <table:table-cell table:style-name="Tabelle5.A7" table:number-columns-spanned="2" office:value-type="string">
            <text:p text:style-name="P12">Mockup für <text:span text:style-name="T6">Schülermaske</text:span> und Schülerliste</text:p>
          </table:table-cell>
          <table:covered-table-cell/>
          <table:table-cell table:style-name="Tabelle5.A7" office:value-type="string">
            <text:p text:style-name="P12">Danie<text:span text:style-name="T4">l</text:span></text:p>
          </table:table-cell>
          <table:table-cell table:style-name="Tabelle5.A2" office:value-type="string">
            <text:p text:style-name="P12">10.05.2018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esondere Anmerkungen</text:p>
          </table:table-cell>
          <table:table-cell table:style-name="Tabelle1.B1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31:01.079000000</meta:creation-date>
    <dc:date>2018-05-08T20:40:21.250000000</dc:date>
    <meta:editing-duration>PT45M33S</meta:editing-duration>
    <meta:editing-cycles>13</meta:editing-cycles>
    <meta:generator>LibreOffice/5.2.7.2$Windows_x86 LibreOffice_project/2b7f1e640c46ceb28adf43ee075a6e8b8439ed10</meta:generator>
    <meta:document-statistic meta:table-count="3" meta:image-count="0" meta:object-count="0" meta:page-count="1" meta:paragraph-count="38" meta:word-count="105" meta:character-count="834" meta:non-whitespace-character-count="766"/>
  </office:meta>
</office:document-meta>
</file>